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9"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#92D05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2D05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2F2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2F2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2F2F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Percent" style:data-style-name="N13">
      <style:table-cell-properties fo:border-top="none" fo:border-bottom="thin solid #000000" fo:border-left="thin solid #000000" fo:border-right="thin solid #000000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automatic" fo:background-color="#F2F2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F2F2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/>
      <style:text-properties fo:color="#FF0000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9795"/>
    </style:style>
    <style:style style:name="ce27" style:family="table-cell" style:parent-style-name="Default" style:data-style-name="N0">
      <style:table-cell-properties style:vertical-align="automatic" fo:background-color="#D99795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2pt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0.3175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13770833333333cm"/>
    </style:style>
    <style:style style:name="co11" style:family="table-column">
      <style:table-column-properties fo:break-before="auto" style:column-width="1.29645833333333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1.05833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09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67" table:default-cell-style-name="ce1"/>
        <table:table-row table:style-name="ro1">
          <table:table-cell table:number-columns-repeated="15" table:style-name="ce1"/>
          <table:table-cell office:value-type="string" table:style-name="ce4">
            <text:p>legend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29">
            <text:p>Performance measurements for OpenModelica<text:s/></text:p>
          </table:table-cell>
          <table:covered-table-cell table:number-columns-repeated="3"/>
          <table:table-cell table:number-columns-repeated="10" table:style-name="ce1"/>
          <table:table-cell office:value-type="string" table:style-name="ce5">
            <text:p>faster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28">
            <text:p><text:a xlink:href="mailto:Adrian.Pop@liu.se">Adrian.Pop@liu.se</text:a></text:p>
          </table:table-cell>
          <table:covered-table-cell/>
          <table:table-cell table:number-columns-repeated="12" table:style-name="ce1"/>
          <table:table-cell office:value-type="string" table:style-name="ce6">
            <text:p>slower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7">
            <text:p>Tests done on an HP Elitebook 8440p, Core-I7 (M620) @ 2.67Gz 8GB RAM, SSD, Win 7 64bit</text:p>
          </table:table-cell>
          <table:table-cell table:number-columns-repeated="5" table:style-name="ce17"/>
          <table:table-cell table:number-columns-repeated="8" table:style-name="ce1"/>
          <table:table-cell office:value-type="string" table:style-name="ce27">
            <text:p>out of memory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OpenModelica OMC is compiled with MinGW32 GCC 4.4 with -O3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All numbers are in second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8">
            <text:p><text:a xlink:href="https://openmodelica.org/svn/OpenModelica/trunk/doc/performance/benchmarks">https://openmodelica.org/svn/OpenModelica/trunk/doc/performance/benchmarks<text:s/></text:a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OpenModelica</text:p>
          </table:table-cell>
          <table:table-cell table:number-columns-repeated="3" table:style-name="ce1"/>
          <table:table-cell office:value-type="string" table:number-columns-spanned="2" table:number-rows-spanned="1" table:style-name="ce34">
            <text:p>operations</text:p>
          </table:table-cell>
          <table:covered-table-cell/>
          <table:table-cell table:number-columns-repeated="2" table:style-name="ce1"/>
          <table:table-cell office:value-type="string" table:number-columns-spanned="3" table:number-rows-spanned="1" table:style-name="ce34">
            <text:p>difference</text:p>
          </table:table-cell>
          <table:covered-table-cell table:number-columns-repeated="2"/>
          <table:table-cell table:style-name="ce19"/>
          <table:table-cell office:value-type="string" table:style-name="ce4">
            <text:p>max (MB)</text:p>
          </table:table-cell>
          <table:table-cell table:style-name="ce1"/>
          <table:table-cell office:value-type="string" table:style-name="ce25">
            <text:p>Dymola 7.4<text:s/></text:p>
          </table:table-cell>
          <table:table-cell table:style-name="ce1"/>
          <table:table-cell table:style-name="ce2"/>
          <table:table-cell table:number-columns-repeated="16366"/>
        </table:table-row>
        <table:table-row table:style-name="ro2">
          <table:table-cell office:value-type="string" table:style-name="ce24">
            <text:p>version</text:p>
          </table:table-cell>
          <table:table-cell office:value-type="string" table:style-name="ce11">
            <text:p>date</text:p>
          </table:table-cell>
          <table:table-cell office:value-type="string" table:style-name="ce12">
            <text:p>revision</text:p>
          </table:table-cell>
          <table:table-cell table:style-name="ce12"/>
          <table:table-cell office:value-type="string" table:style-name="ce13">
            <text:p>test</text:p>
          </table:table-cell>
          <table:table-cell office:value-type="string" table:style-name="ce12">
            <text:p>instantiate</text:p>
          </table:table-cell>
          <table:table-cell office:value-type="string" table:style-name="ce12">
            <text:p>check</text:p>
          </table:table-cell>
          <table:table-cell office:value-type="string" table:style-name="ce12">
            <text:p>equations</text:p>
          </table:table-cell>
          <table:table-cell table:style-name="ce14"/>
          <table:table-cell office:value-type="string" table:number-columns-spanned="2" table:number-rows-spanned="1" table:style-name="ce33">
            <text:p>instantiate</text:p>
          </table:table-cell>
          <table:covered-table-cell/>
          <table:table-cell office:value-type="string" table:number-columns-spanned="2" table:number-rows-spanned="1" table:style-name="ce33">
            <text:p>check</text:p>
          </table:table-cell>
          <table:covered-table-cell/>
          <table:table-cell office:value-type="string" table:style-name="ce21">
            <text:p>mem</text:p>
          </table:table-cell>
          <table:table-cell table:style-name="ce1"/>
          <table:table-cell office:value-type="string" table:style-name="ce22">
            <text:p>chec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4">
            <text:p>1.6.0</text:p>
          </table:table-cell>
          <table:table-cell office:value-type="date" office:date-value="2010-12-21T00:00:00" table:style-name="ce3">
            <text:p>2010-12-21</text:p>
          </table:table-cell>
          <table:table-cell office:value-type="float" office:value="7524" table:style-name="ce2">
            <text:p>7524</text:p>
          </table:table-cell>
          <table:table-cell table:style-name="ce2"/>
          <table:table-cell office:value-type="string" table:style-name="ce15">
            <text:p>HumModOMCTotal</text:p>
          </table:table-cell>
          <table:table-cell office:value-type="float" office:value="2988" table:formula="msoxl:=49*60+48" table:style-name="ce15">
            <text:p>2988</text:p>
          </table:table-cell>
          <table:table-cell office:value-type="float" office:value="3914" table:formula="msoxl:=65*60+14" table:style-name="ce26">
            <text:p>3914</text:p>
          </table:table-cell>
          <table:table-cell office:value-type="float" office:value="24055" table:style-name="ce15">
            <text:p>24055</text:p>
          </table:table-cell>
          <table:table-cell table:style-name="ce1"/>
          <table:table-cell office:value-type="float" office:value="0" table:formula="msoxl:=F11-F11" table:style-name="ce15">
            <text:p>0</text:p>
          </table:table-cell>
          <table:table-cell table:style-name="ce15"/>
          <table:table-cell office:value-type="float" office:value="0" table:formula="msoxl:=G11-G11" table:style-name="ce15">
            <text:p>0</text:p>
          </table:table-cell>
          <table:table-cell table:style-name="ce15"/>
          <table:table-cell office:value-type="float" office:value="2355.1999999999998" table:formula="msoxl:=2.3*1024" table:style-name="ce15">
            <text:p>2355,2</text:p>
          </table:table-cell>
          <table:table-cell table:style-name="ce1"/>
          <table:table-cell office:value-type="float" office:value="13.95" table:style-name="ce23">
            <text:p>13,95</text:p>
          </table:table-cell>
          <table:table-cell table:number-columns-repeated="16368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RobotR3</text:p>
          </table:table-cell>
          <table:table-cell office:value-type="float" office:value="10.199999999999999" table:style-name="ce7">
            <text:p>10,2</text:p>
          </table:table-cell>
          <table:table-cell office:value-type="float" office:value="22" table:style-name="ce7">
            <text:p>22</text:p>
          </table:table-cell>
          <table:table-cell office:value-type="float" office:value="4828" table:style-name="ce7">
            <text:p>4828</text:p>
          </table:table-cell>
          <table:table-cell table:style-name="ce1"/>
          <table:table-cell office:value-type="float" office:value="0" table:formula="msoxl:=F12-F12" table:style-name="ce7">
            <text:p>0</text:p>
          </table:table-cell>
          <table:table-cell table:style-name="ce7"/>
          <table:table-cell office:value-type="float" office:value="0" table:formula="msoxl:=G12-G12" table:style-name="ce7">
            <text:p>0</text:p>
          </table:table-cell>
          <table:table-cell table:number-columns-repeated="2" table:style-name="ce7"/>
          <table:table-cell table:style-name="ce1"/>
          <table:table-cell office:value-type="float" office:value="4.68" table:style-name="ce23">
            <text:p>4,68</text:p>
          </table:table-cell>
          <table:table-cell table:number-columns-repeated="16368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ngineV6</text:p>
          </table:table-cell>
          <table:table-cell office:value-type="float" office:value="34.6" table:style-name="ce7">
            <text:p>34,6</text:p>
          </table:table-cell>
          <table:table-cell office:value-type="float" office:value="245" table:formula="msoxl:=4*60+5" table:style-name="ce7">
            <text:p>245</text:p>
          </table:table-cell>
          <table:table-cell office:value-type="float" office:value="12491" table:style-name="ce7">
            <text:p>12491</text:p>
          </table:table-cell>
          <table:table-cell table:style-name="ce1"/>
          <table:table-cell office:value-type="float" office:value="0" table:formula="msoxl:=F13-F13" table:style-name="ce7">
            <text:p>0</text:p>
          </table:table-cell>
          <table:table-cell table:style-name="ce7"/>
          <table:table-cell office:value-type="float" office:value="0" table:formula="msoxl:=G13-G13" table:style-name="ce7">
            <text:p>0</text:p>
          </table:table-cell>
          <table:table-cell table:number-columns-repeated="2" table:style-name="ce7"/>
          <table:table-cell table:style-name="ce1"/>
          <table:table-cell office:value-type="float" office:value="2.6" table:style-name="ce23">
            <text:p>2,6</text:p>
          </table:table-cell>
          <table:table-cell table:number-columns-repeated="16368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ngineV6_analytic</text:p>
          </table:table-cell>
          <table:table-cell office:value-type="float" office:value="27.5" table:style-name="ce7">
            <text:p>27,5</text:p>
          </table:table-cell>
          <table:table-cell office:value-type="float" office:value="186" table:formula="msoxl:=3*60+6" table:style-name="ce7">
            <text:p>186</text:p>
          </table:table-cell>
          <table:table-cell office:value-type="float" office:value="9491" table:style-name="ce7">
            <text:p>9491</text:p>
          </table:table-cell>
          <table:table-cell table:style-name="ce1"/>
          <table:table-cell office:value-type="float" office:value="0" table:formula="msoxl:=F14-F14" table:style-name="ce7">
            <text:p>0</text:p>
          </table:table-cell>
          <table:table-cell table:style-name="ce7"/>
          <table:table-cell office:value-type="float" office:value="0" table:formula="msoxl:=G14-G14" table:style-name="ce7">
            <text:p>0</text:p>
          </table:table-cell>
          <table:table-cell table:number-columns-repeated="2" table:style-name="ce7"/>
          <table:table-cell table:style-name="ce1"/>
          <table:table-cell office:value-type="float" office:value="2.4" table:style-name="ce23">
            <text:p>2,4</text:p>
          </table:table-cell>
          <table:table-cell table:number-columns-repeated="16368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4">
            <text:p>version</text:p>
          </table:table-cell>
          <table:table-cell office:value-type="string" table:style-name="ce11">
            <text:p>date</text:p>
          </table:table-cell>
          <table:table-cell office:value-type="string" table:style-name="ce12">
            <text:p>revision</text:p>
          </table:table-cell>
          <table:table-cell table:style-name="ce12"/>
          <table:table-cell office:value-type="string" table:style-name="ce13">
            <text:p>test</text:p>
          </table:table-cell>
          <table:table-cell office:value-type="string" table:style-name="ce12">
            <text:p>instantiate</text:p>
          </table:table-cell>
          <table:table-cell office:value-type="string" table:style-name="ce12">
            <text:p>check</text:p>
          </table:table-cell>
          <table:table-cell office:value-type="string" table:style-name="ce12">
            <text:p>equations</text:p>
          </table:table-cell>
          <table:table-cell table:style-name="ce14"/>
          <table:table-cell office:value-type="string" table:number-columns-spanned="2" table:number-rows-spanned="1" table:style-name="ce33">
            <text:p>instantiate</text:p>
          </table:table-cell>
          <table:covered-table-cell/>
          <table:table-cell office:value-type="string" table:number-columns-spanned="2" table:number-rows-spanned="1" table:style-name="ce33">
            <text:p>check</text:p>
          </table:table-cell>
          <table:covered-table-cell/>
          <table:table-cell office:value-type="string" table:style-name="ce21">
            <text:p>me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1.7.0</text:p>
          </table:table-cell>
          <table:table-cell office:value-type="date" office:date-value="2011-04-20T00:00:00" table:style-name="ce3">
            <text:p>2011-04-20</text:p>
          </table:table-cell>
          <table:table-cell office:value-type="float" office:value="8711" table:style-name="ce2">
            <text:p>8711</text:p>
          </table:table-cell>
          <table:table-cell table:style-name="ce2"/>
          <table:table-cell office:value-type="string" table:style-name="ce9">
            <text:p>HumModOMCTotal</text:p>
          </table:table-cell>
          <table:table-cell office:value-type="float" office:value="2391" table:formula="msoxl:=39*60+51" table:style-name="ce9">
            <text:p>2391</text:p>
          </table:table-cell>
          <table:table-cell office:value-type="float" office:value="2535" table:formula="msoxl:=42*60+15" table:style-name="ce9">
            <text:p>2535</text:p>
          </table:table-cell>
          <table:table-cell office:value-type="float" office:value="24055" table:style-name="ce9">
            <text:p>24055</text:p>
          </table:table-cell>
          <table:table-cell table:style-name="ce1"/>
          <table:table-cell office:value-type="float" office:value="597" table:formula="msoxl:=F11-F17" table:style-name="ce10">
            <text:p>597</text:p>
          </table:table-cell>
          <table:table-cell office:value-type="percentage" office:value="-0.19979919678714858" table:formula="msoxl:=(F17-F11)/F11" table:style-name="ce20">
            <text:p>-20%</text:p>
          </table:table-cell>
          <table:table-cell office:value-type="float" office:value="1379" table:formula="msoxl:=G11-G17" table:style-name="ce10">
            <text:p>1379</text:p>
          </table:table-cell>
          <table:table-cell office:value-type="percentage" office:value="-0.35232498722534494" table:formula="msoxl:=(G17-G11)/G11" table:style-name="ce20">
            <text:p>-35%</text:p>
          </table:table-cell>
          <table:table-cell office:value-type="float" office:value="675" table:style-name="ce9">
            <text:p>675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table:style-name="ce16"/>
          <table:table-cell table:number-columns-repeated="2" table:style-name="ce1"/>
          <table:table-cell office:value-type="string" table:style-name="ce8">
            <text:p>RobotR3</text:p>
          </table:table-cell>
          <table:table-cell office:value-type="float" office:value="9.1" table:style-name="ce8">
            <text:p>9,1</text:p>
          </table:table-cell>
          <table:table-cell office:value-type="float" office:value="11.5" table:style-name="ce8">
            <text:p>11,5</text:p>
          </table:table-cell>
          <table:table-cell office:value-type="float" office:value="4828" table:style-name="ce8">
            <text:p>4828</text:p>
          </table:table-cell>
          <table:table-cell table:style-name="ce1"/>
          <table:table-cell office:value-type="float" office:value="1.0999999999999996" table:formula="msoxl:=F12-F18" table:style-name="ce10">
            <text:p>1,1</text:p>
          </table:table-cell>
          <table:table-cell office:value-type="percentage" office:value="-0.10784313725490194" table:formula="msoxl:=(F18-F12)/F12" table:style-name="ce20">
            <text:p>-11%</text:p>
          </table:table-cell>
          <table:table-cell office:value-type="float" office:value="10.5" table:formula="msoxl:=G12-G18" table:style-name="ce10">
            <text:p>10,5</text:p>
          </table:table-cell>
          <table:table-cell office:value-type="percentage" office:value="-0.47727272727272729" table:formula="msoxl:=(G18-G12)/G12" table:style-name="ce20">
            <text:p>-48%</text:p>
          </table:table-cell>
          <table:table-cell table:style-name="ce8"/>
          <table:table-cell table:number-columns-repeated="16370" table:style-name="ce1"/>
        </table:table-row>
        <table:table-row table:style-name="ro1">
          <table:table-cell table:number-columns-repeated="4" table:style-name="ce1"/>
          <table:table-cell office:value-type="string" table:style-name="ce8">
            <text:p>EngineV6</text:p>
          </table:table-cell>
          <table:table-cell office:value-type="float" office:value="25.4" table:style-name="ce8">
            <text:p>25,4</text:p>
          </table:table-cell>
          <table:table-cell office:value-type="float" office:value="56.4" table:style-name="ce8">
            <text:p>56,4</text:p>
          </table:table-cell>
          <table:table-cell office:value-type="float" office:value="12491" table:style-name="ce8">
            <text:p>12491</text:p>
          </table:table-cell>
          <table:table-cell table:style-name="ce1"/>
          <table:table-cell office:value-type="float" office:value="9.2000000000000028" table:formula="msoxl:=F13-F19" table:style-name="ce10">
            <text:p>9,2</text:p>
          </table:table-cell>
          <table:table-cell office:value-type="percentage" office:value="-0.26589595375722552" table:formula="msoxl:=(F19-F13)/F13" table:style-name="ce20">
            <text:p>-27%</text:p>
          </table:table-cell>
          <table:table-cell office:value-type="float" office:value="188.6" table:formula="msoxl:=G13-G19" table:style-name="ce10">
            <text:p>188,6</text:p>
          </table:table-cell>
          <table:table-cell office:value-type="percentage" office:value="-0.76979591836734695" table:formula="msoxl:=(G19-G13)/G13" table:style-name="ce20">
            <text:p>-77%</text:p>
          </table:table-cell>
          <table:table-cell table:style-name="ce8"/>
          <table:table-cell table:number-columns-repeated="16370" table:style-name="ce1"/>
        </table:table-row>
        <table:table-row table:style-name="ro1">
          <table:table-cell table:number-columns-repeated="4" table:style-name="ce1"/>
          <table:table-cell office:value-type="string" table:style-name="ce8">
            <text:p>EngineV6_analytic</text:p>
          </table:table-cell>
          <table:table-cell office:value-type="float" office:value="25.6" table:style-name="ce8">
            <text:p>25,6</text:p>
          </table:table-cell>
          <table:table-cell office:value-type="float" office:value="66.7" table:style-name="ce8">
            <text:p>66,7</text:p>
          </table:table-cell>
          <table:table-cell office:value-type="float" office:value="9491" table:style-name="ce8">
            <text:p>9491</text:p>
          </table:table-cell>
          <table:table-cell table:style-name="ce1"/>
          <table:table-cell office:value-type="float" office:value="1.8999999999999986" table:formula="msoxl:=F14-F20" table:style-name="ce10">
            <text:p>1,9</text:p>
          </table:table-cell>
          <table:table-cell office:value-type="percentage" office:value="-6.9090909090909036E-2" table:formula="msoxl:=(F20-F14)/F14" table:style-name="ce20">
            <text:p>-7%</text:p>
          </table:table-cell>
          <table:table-cell office:value-type="float" office:value="119.3" table:formula="msoxl:=G14-G20" table:style-name="ce10">
            <text:p>119,3</text:p>
          </table:table-cell>
          <table:table-cell office:value-type="percentage" office:value="-0.64139784946236555" table:formula="msoxl:=(G20-G14)/G14" table:style-name="ce20">
            <text:p>-64%</text:p>
          </table:table-cell>
          <table:table-cell table:style-name="ce8"/>
          <table:table-cell table:number-columns-repeated="1637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4">
            <text:p>version</text:p>
          </table:table-cell>
          <table:table-cell office:value-type="string" table:style-name="ce11">
            <text:p>date</text:p>
          </table:table-cell>
          <table:table-cell office:value-type="string" table:style-name="ce12">
            <text:p>revision</text:p>
          </table:table-cell>
          <table:table-cell table:style-name="ce12"/>
          <table:table-cell office:value-type="string" table:style-name="ce13">
            <text:p>test</text:p>
          </table:table-cell>
          <table:table-cell office:value-type="string" table:style-name="ce12">
            <text:p>instantiate</text:p>
          </table:table-cell>
          <table:table-cell office:value-type="string" table:style-name="ce12">
            <text:p>check</text:p>
          </table:table-cell>
          <table:table-cell office:value-type="string" table:style-name="ce12">
            <text:p>equations</text:p>
          </table:table-cell>
          <table:table-cell table:style-name="ce14"/>
          <table:table-cell office:value-type="string" table:number-columns-spanned="2" table:number-rows-spanned="1" table:style-name="ce33">
            <text:p>instantiate</text:p>
          </table:table-cell>
          <table:covered-table-cell/>
          <table:table-cell office:value-type="string" table:number-columns-spanned="2" table:number-rows-spanned="1" table:style-name="ce33">
            <text:p>check</text:p>
          </table:table-cell>
          <table:covered-table-cell/>
          <table:table-cell office:value-type="string" table:style-name="ce21">
            <text:p>me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1.8.0</text:p>
          </table:table-cell>
          <table:table-cell office:value-type="date" office:date-value="2011-09-28T00:00:00" table:style-name="ce3">
            <text:p>2011-09-28</text:p>
          </table:table-cell>
          <table:table-cell office:value-type="float" office:value="9944" table:style-name="ce2">
            <text:p>9944</text:p>
          </table:table-cell>
          <table:table-cell table:style-name="ce2"/>
          <table:table-cell office:value-type="string" table:style-name="ce9">
            <text:p>HumModOMCTotal</text:p>
          </table:table-cell>
          <table:table-cell office:value-type="float" office:value="550" table:style-name="ce9">
            <text:p>550</text:p>
          </table:table-cell>
          <table:table-cell office:value-type="float" office:value="554" table:style-name="ce9">
            <text:p>554</text:p>
          </table:table-cell>
          <table:table-cell office:value-type="float" office:value="24091" table:style-name="ce9">
            <text:p>24091</text:p>
          </table:table-cell>
          <table:table-cell table:style-name="ce1"/>
          <table:table-cell office:value-type="float" office:value="1841" table:formula="msoxl:=F17-F23" table:style-name="ce10">
            <text:p>1841</text:p>
          </table:table-cell>
          <table:table-cell office:value-type="percentage" office:value="-0.76997072354663321" table:formula="msoxl:=(F23-F17)/F17" table:style-name="ce20">
            <text:p>-77%</text:p>
          </table:table-cell>
          <table:table-cell office:value-type="float" office:value="1981" table:formula="msoxl:=G17-G23" table:style-name="ce10">
            <text:p>1981</text:p>
          </table:table-cell>
          <table:table-cell office:value-type="percentage" office:value="-0.78145956607495071" table:formula="msoxl:=(G23-G17)/G17" table:style-name="ce20">
            <text:p>-78%</text:p>
          </table:table-cell>
          <table:table-cell office:value-type="float" office:value="274" table:style-name="ce9">
            <text:p>274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table:style-name="ce16"/>
          <table:table-cell table:number-columns-repeated="2" table:style-name="ce1"/>
          <table:table-cell office:value-type="string" table:style-name="ce8">
            <text:p>RobotR3</text:p>
          </table:table-cell>
          <table:table-cell office:value-type="float" office:value="7.1" table:style-name="ce8">
            <text:p>7,1</text:p>
          </table:table-cell>
          <table:table-cell office:value-type="float" office:value="7.5" table:style-name="ce8">
            <text:p>7,5</text:p>
          </table:table-cell>
          <table:table-cell office:value-type="float" office:value="4828" table:style-name="ce8">
            <text:p>4828</text:p>
          </table:table-cell>
          <table:table-cell table:style-name="ce1"/>
          <table:table-cell office:value-type="float" office:value="2" table:formula="msoxl:=F18-F24" table:style-name="ce10">
            <text:p>2</text:p>
          </table:table-cell>
          <table:table-cell office:value-type="percentage" office:value="-0.21978021978021978" table:formula="msoxl:=(F24-F18)/F18" table:style-name="ce20">
            <text:p>-22%</text:p>
          </table:table-cell>
          <table:table-cell office:value-type="float" office:value="4" table:formula="msoxl:=G18-G24" table:style-name="ce10">
            <text:p>4</text:p>
          </table:table-cell>
          <table:table-cell office:value-type="percentage" office:value="-0.34782608695652173" table:formula="msoxl:=(G24-G18)/G18" table:style-name="ce20">
            <text:p>-35%</text:p>
          </table:table-cell>
          <table:table-cell table:style-name="ce8"/>
          <table:table-cell table:number-columns-repeated="16370" table:style-name="ce1"/>
        </table:table-row>
        <table:table-row table:style-name="ro1">
          <table:table-cell table:number-columns-repeated="4" table:style-name="ce1"/>
          <table:table-cell office:value-type="string" table:style-name="ce8">
            <text:p>EngineV6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2491" table:style-name="ce8">
            <text:p>12491</text:p>
          </table:table-cell>
          <table:table-cell table:style-name="ce1"/>
          <table:table-cell office:value-type="float" office:value="13.399999999999999" table:formula="msoxl:=F19-F25" table:style-name="ce10">
            <text:p>13,4</text:p>
          </table:table-cell>
          <table:table-cell office:value-type="percentage" office:value="-0.52755905511811019" table:formula="msoxl:=(F25-F19)/F19" table:style-name="ce20">
            <text:p>-53%</text:p>
          </table:table-cell>
          <table:table-cell office:value-type="float" office:value="43.4" table:formula="msoxl:=G19-G25" table:style-name="ce10">
            <text:p>43,4</text:p>
          </table:table-cell>
          <table:table-cell office:value-type="percentage" office:value="-0.76950354609929073" table:formula="msoxl:=(G25-G19)/G19" table:style-name="ce20">
            <text:p>-77%</text:p>
          </table:table-cell>
          <table:table-cell table:style-name="ce8"/>
          <table:table-cell table:number-columns-repeated="16370" table:style-name="ce1"/>
        </table:table-row>
        <table:table-row table:style-name="ro1">
          <table:table-cell table:number-columns-repeated="4" table:style-name="ce1"/>
          <table:table-cell office:value-type="string" table:style-name="ce8">
            <text:p>EngineV6_analytic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9491" table:style-name="ce8">
            <text:p>9491</text:p>
          </table:table-cell>
          <table:table-cell table:style-name="ce1"/>
          <table:table-cell office:value-type="float" office:value="1.6000000000000014" table:formula="msoxl:=F20-F26" table:style-name="ce10">
            <text:p>1,6</text:p>
          </table:table-cell>
          <table:table-cell office:value-type="percentage" office:value="-6.2500000000000056E-2" table:formula="msoxl:=(F26-F20)/F20" table:style-name="ce20">
            <text:p>-6%</text:p>
          </table:table-cell>
          <table:table-cell office:value-type="float" office:value="42.7" table:formula="msoxl:=G20-G26" table:style-name="ce10">
            <text:p>42,7</text:p>
          </table:table-cell>
          <table:table-cell office:value-type="percentage" office:value="-0.64017991004497754" table:formula="msoxl:=(G26-G20)/G20" table:style-name="ce20">
            <text:p>-64%</text:p>
          </table:table-cell>
          <table:table-cell table:style-name="ce8"/>
          <table:table-cell table:number-columns-repeated="1637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4">
            <text:p>version</text:p>
          </table:table-cell>
          <table:table-cell office:value-type="string" table:style-name="ce11">
            <text:p>date</text:p>
          </table:table-cell>
          <table:table-cell office:value-type="string" table:style-name="ce12">
            <text:p>revision</text:p>
          </table:table-cell>
          <table:table-cell table:style-name="ce12"/>
          <table:table-cell office:value-type="string" table:style-name="ce13">
            <text:p>test</text:p>
          </table:table-cell>
          <table:table-cell office:value-type="string" table:style-name="ce12">
            <text:p>instantiate</text:p>
          </table:table-cell>
          <table:table-cell office:value-type="string" table:style-name="ce12">
            <text:p>check</text:p>
          </table:table-cell>
          <table:table-cell office:value-type="string" table:style-name="ce12">
            <text:p>equations</text:p>
          </table:table-cell>
          <table:table-cell table:style-name="ce14"/>
          <table:table-cell office:value-type="string" table:number-columns-spanned="2" table:number-rows-spanned="1" table:style-name="ce33">
            <text:p>instantiate</text:p>
          </table:table-cell>
          <table:covered-table-cell/>
          <table:table-cell office:value-type="string" table:number-columns-spanned="2" table:number-rows-spanned="1" table:style-name="ce33">
            <text:p>check</text:p>
          </table:table-cell>
          <table:covered-table-cell/>
          <table:table-cell office:value-type="string" table:style-name="ce21">
            <text:p>me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1.8.0</text:p>
          </table:table-cell>
          <table:table-cell office:value-type="date" office:date-value="2011-11-20T00:00:00" table:style-name="ce3">
            <text:p>2011-11-20</text:p>
          </table:table-cell>
          <table:table-cell office:value-type="float" office:value="10556" table:style-name="ce2">
            <text:p>10556</text:p>
          </table:table-cell>
          <table:table-cell table:style-name="ce2"/>
          <table:table-cell office:value-type="string" table:style-name="ce9">
            <text:p>HumModOMCTotal</text:p>
          </table:table-cell>
          <table:table-cell office:value-type="float" office:value="437" table:formula="msoxl:=7*60+17" table:style-name="ce9">
            <text:p>437</text:p>
          </table:table-cell>
          <table:table-cell office:value-type="float" office:value="445" table:formula="msoxl:=7*60+25" table:style-name="ce9">
            <text:p>445</text:p>
          </table:table-cell>
          <table:table-cell office:value-type="float" office:value="28083" table:style-name="ce9">
            <text:p>28083</text:p>
          </table:table-cell>
          <table:table-cell table:style-name="ce1"/>
          <table:table-cell office:value-type="float" office:value="113" table:formula="msoxl:=F23-F29" table:style-name="ce10">
            <text:p>113</text:p>
          </table:table-cell>
          <table:table-cell office:value-type="percentage" office:value="-0.20545454545454545" table:formula="msoxl:=(F29-F23)/F23" table:style-name="ce20">
            <text:p>-21%</text:p>
          </table:table-cell>
          <table:table-cell office:value-type="float" office:value="109" table:formula="msoxl:=G23-G29" table:style-name="ce10">
            <text:p>109</text:p>
          </table:table-cell>
          <table:table-cell office:value-type="percentage" office:value="-0.1967509025270758" table:formula="msoxl:=(G29-G23)/G23" table:style-name="ce20">
            <text:p>-20%</text:p>
          </table:table-cell>
          <table:table-cell office:value-type="float" office:value="245" table:style-name="ce9">
            <text:p>245</text:p>
          </table:table-cell>
          <table:table-cell table:style-name="ce1"/>
          <table:table-cell office:value-type="string" table:style-name="ce1">
            <text:p>more equations due to more correct handling of expandable connectors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6">
            <text:p>revisions</text:p>
          </table:table-cell>
          <table:table-cell office:value-type="float" office:value="3032" table:formula="msoxl:=C29-C11" table:style-name="ce1">
            <text:p>3032</text:p>
          </table:table-cell>
          <table:table-cell table:style-name="ce1"/>
          <table:table-cell office:value-type="string" table:style-name="ce8">
            <text:p>RobotR3</text:p>
          </table:table-cell>
          <table:table-cell office:value-type="float" office:value="6.8" table:style-name="ce8">
            <text:p>6,8</text:p>
          </table:table-cell>
          <table:table-cell office:value-type="float" office:value="7.1" table:style-name="ce8">
            <text:p>7,1</text:p>
          </table:table-cell>
          <table:table-cell office:value-type="float" office:value="4828" table:style-name="ce8">
            <text:p>4828</text:p>
          </table:table-cell>
          <table:table-cell table:style-name="ce1"/>
          <table:table-cell office:value-type="float" office:value="0.29999999999999982" table:formula="msoxl:=F24-F30" table:style-name="ce10">
            <text:p>0,3</text:p>
          </table:table-cell>
          <table:table-cell office:value-type="percentage" office:value="-4.2253521126760542E-2" table:formula="msoxl:=(F30-F24)/F24" table:style-name="ce20">
            <text:p>-4%</text:p>
          </table:table-cell>
          <table:table-cell office:value-type="float" office:value="0.40000000000000036" table:formula="msoxl:=G24-G30" table:style-name="ce10">
            <text:p>0,4</text:p>
          </table:table-cell>
          <table:table-cell office:value-type="percentage" office:value="-5.3333333333333378E-2" table:formula="msoxl:=(G30-G24)/G24" table:style-name="ce20">
            <text:p>-5%</text:p>
          </table:table-cell>
          <table:table-cell table:style-name="ce8"/>
          <table:table-cell table:number-columns-repeated="16370" table:style-name="ce1"/>
        </table:table-row>
        <table:table-row table:style-name="ro1">
          <table:table-cell table:number-columns-repeated="4" table:style-name="ce1"/>
          <table:table-cell office:value-type="string" table:style-name="ce8">
            <text:p>EngineV6</text:p>
          </table:table-cell>
          <table:table-cell office:value-type="float" office:value="9.5" table:style-name="ce8">
            <text:p>9,5</text:p>
          </table:table-cell>
          <table:table-cell office:value-type="float" office:value="10.1" table:style-name="ce8">
            <text:p>10,1</text:p>
          </table:table-cell>
          <table:table-cell office:value-type="float" office:value="12491" table:style-name="ce8">
            <text:p>12491</text:p>
          </table:table-cell>
          <table:table-cell table:style-name="ce1"/>
          <table:table-cell office:value-type="float" office:value="2.5" table:formula="msoxl:=F25-F31" table:style-name="ce10">
            <text:p>2,5</text:p>
          </table:table-cell>
          <table:table-cell office:value-type="percentage" office:value="-0.20833333333333334" table:formula="msoxl:=(F31-F25)/F25" table:style-name="ce20">
            <text:p>-21%</text:p>
          </table:table-cell>
          <table:table-cell office:value-type="float" office:value="2.9000000000000004" table:formula="msoxl:=G25-G31" table:style-name="ce10">
            <text:p>2,9</text:p>
          </table:table-cell>
          <table:table-cell office:value-type="percentage" office:value="-0.22307692307692312" table:formula="msoxl:=(G31-G25)/G25" table:style-name="ce20">
            <text:p>-22%</text:p>
          </table:table-cell>
          <table:table-cell table:style-name="ce8"/>
          <table:table-cell table:number-columns-repeated="16370" table:style-name="ce1"/>
        </table:table-row>
        <table:table-row table:style-name="ro1">
          <table:table-cell table:number-columns-repeated="4" table:style-name="ce1"/>
          <table:table-cell office:value-type="string" table:style-name="ce8">
            <text:p>EngineV6_analytic</text:p>
          </table:table-cell>
          <table:table-cell office:value-type="float" office:value="10.199999999999999" table:style-name="ce8">
            <text:p>10,2</text:p>
          </table:table-cell>
          <table:table-cell office:value-type="float" office:value="10.8" table:style-name="ce8">
            <text:p>10,8</text:p>
          </table:table-cell>
          <table:table-cell office:value-type="float" office:value="9491" table:style-name="ce8">
            <text:p>9491</text:p>
          </table:table-cell>
          <table:table-cell table:style-name="ce1"/>
          <table:table-cell office:value-type="float" office:value="13.8" table:formula="msoxl:=F26-F32" table:style-name="ce10">
            <text:p>13,8</text:p>
          </table:table-cell>
          <table:table-cell office:value-type="percentage" office:value="-0.57500000000000007" table:formula="msoxl:=(F32-F26)/F26" table:style-name="ce20">
            <text:p>-58%</text:p>
          </table:table-cell>
          <table:table-cell office:value-type="float" office:value="13.2" table:formula="msoxl:=G26-G32" table:style-name="ce10">
            <text:p>13,2</text:p>
          </table:table-cell>
          <table:table-cell office:value-type="percentage" office:value="-0.54999999999999993" table:formula="msoxl:=(G32-G26)/G26" table:style-name="ce20">
            <text:p>-55%</text:p>
          </table:table-cell>
          <table:table-cell table:style-name="ce8"/>
          <table:table-cell table:number-columns-repeated="1637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4">
            <text:p>version</text:p>
          </table:table-cell>
          <table:table-cell office:value-type="string" table:style-name="ce11">
            <text:p>date</text:p>
          </table:table-cell>
          <table:table-cell office:value-type="string" table:style-name="ce12">
            <text:p>revision</text:p>
          </table:table-cell>
          <table:table-cell table:style-name="ce12"/>
          <table:table-cell office:value-type="string" table:style-name="ce13">
            <text:p>test</text:p>
          </table:table-cell>
          <table:table-cell office:value-type="string" table:style-name="ce12">
            <text:p>instantiate</text:p>
          </table:table-cell>
          <table:table-cell office:value-type="string" table:style-name="ce12">
            <text:p>check</text:p>
          </table:table-cell>
          <table:table-cell office:value-type="string" table:style-name="ce12">
            <text:p>equations</text:p>
          </table:table-cell>
          <table:table-cell table:style-name="ce14"/>
          <table:table-cell office:value-type="string" table:number-columns-spanned="2" table:number-rows-spanned="1" table:style-name="ce33">
            <text:p>instantiate</text:p>
          </table:table-cell>
          <table:covered-table-cell/>
          <table:table-cell office:value-type="string" table:number-columns-spanned="2" table:number-rows-spanned="1" table:style-name="ce33">
            <text:p>check</text:p>
          </table:table-cell>
          <table:covered-table-cell/>
          <table:table-cell office:value-type="string" table:style-name="ce21">
            <text:p>mem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1.8.0</text:p>
          </table:table-cell>
          <table:table-cell office:value-type="date" office:date-value="2011-11-30T00:00:00" table:style-name="ce3">
            <text:p>2011-11-30</text:p>
          </table:table-cell>
          <table:table-cell office:value-type="float" office:value="10604" table:style-name="ce2">
            <text:p>10604</text:p>
          </table:table-cell>
          <table:table-cell table:style-name="ce2"/>
          <table:table-cell office:value-type="string" table:style-name="ce9">
            <text:p>HumModOMCTotal</text:p>
          </table:table-cell>
          <table:table-cell office:value-type="float" office:value="46.5" table:style-name="ce9">
            <text:p>46,5</text:p>
          </table:table-cell>
          <table:table-cell office:value-type="float" office:value="48.5" table:style-name="ce9">
            <text:p>48,5</text:p>
          </table:table-cell>
          <table:table-cell office:value-type="float" office:value="28083" table:style-name="ce9">
            <text:p>28083</text:p>
          </table:table-cell>
          <table:table-cell table:style-name="ce1"/>
          <table:table-cell office:value-type="float" office:value="390.5" table:formula="msoxl:=F29-F35" table:style-name="ce10">
            <text:p>390,5</text:p>
          </table:table-cell>
          <table:table-cell office:value-type="percentage" office:value="-0.89359267734553771" table:formula="msoxl:=(F35-F29)/F29" table:style-name="ce20">
            <text:p>-89%</text:p>
          </table:table-cell>
          <table:table-cell office:value-type="float" office:value="396.5" table:formula="msoxl:=G29-G35" table:style-name="ce10">
            <text:p>396,5</text:p>
          </table:table-cell>
          <table:table-cell office:value-type="percentage" office:value="-0.89101123595505616" table:formula="msoxl:=(G35-G29)/G29" table:style-name="ce20">
            <text:p>-89%</text:p>
          </table:table-cell>
          <table:table-cell office:value-type="float" office:value="243" table:style-name="ce9">
            <text:p>243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6">
            <text:p>revisions</text:p>
          </table:table-cell>
          <table:table-cell office:value-type="float" office:value="48" table:formula="msoxl:=C35-C29" table:style-name="ce1">
            <text:p>48</text:p>
          </table:table-cell>
          <table:table-cell table:style-name="ce1"/>
          <table:table-cell office:value-type="string" table:style-name="ce8">
            <text:p>RobotR3</text:p>
          </table:table-cell>
          <table:table-cell office:value-type="float" office:value="5.6" table:style-name="ce8">
            <text:p>5,6</text:p>
          </table:table-cell>
          <table:table-cell office:value-type="float" office:value="6" table:style-name="ce8">
            <text:p>6</text:p>
          </table:table-cell>
          <table:table-cell office:value-type="float" office:value="4828" table:style-name="ce8">
            <text:p>4828</text:p>
          </table:table-cell>
          <table:table-cell table:style-name="ce1"/>
          <table:table-cell office:value-type="float" office:value="1.2000000000000002" table:formula="msoxl:=F30-F36" table:style-name="ce10">
            <text:p>1,2</text:p>
          </table:table-cell>
          <table:table-cell office:value-type="percentage" office:value="-0.17647058823529416" table:formula="msoxl:=(F36-F30)/F30" table:style-name="ce20">
            <text:p>-18%</text:p>
          </table:table-cell>
          <table:table-cell office:value-type="float" office:value="1.0999999999999996" table:formula="msoxl:=G30-G36" table:style-name="ce10">
            <text:p>1,1</text:p>
          </table:table-cell>
          <table:table-cell office:value-type="percentage" office:value="-0.15492957746478869" table:formula="msoxl:=(G36-G30)/G30" table:style-name="ce20">
            <text:p>-15%</text:p>
          </table:table-cell>
          <table:table-cell table:style-name="ce8"/>
          <table:table-cell table:number-columns-repeated="16370"/>
        </table:table-row>
        <table:table-row table:style-name="ro1">
          <table:table-cell table:number-columns-repeated="4" table:style-name="ce1"/>
          <table:table-cell office:value-type="string" table:style-name="ce8">
            <text:p>EngineV6</text:p>
          </table:table-cell>
          <table:table-cell office:value-type="float" office:value="8.8000000000000007" table:style-name="ce8">
            <text:p>8,8</text:p>
          </table:table-cell>
          <table:table-cell office:value-type="float" office:value="9.6999999999999993" table:style-name="ce8">
            <text:p>9,7</text:p>
          </table:table-cell>
          <table:table-cell office:value-type="float" office:value="12491" table:style-name="ce8">
            <text:p>12491</text:p>
          </table:table-cell>
          <table:table-cell table:style-name="ce1"/>
          <table:table-cell office:value-type="float" office:value="0.69999999999999929" table:formula="msoxl:=F31-F37" table:style-name="ce10">
            <text:p>0,7</text:p>
          </table:table-cell>
          <table:table-cell office:value-type="percentage" office:value="-7.3684210526315713E-2" table:formula="msoxl:=(F37-F31)/F31" table:style-name="ce20">
            <text:p>-7%</text:p>
          </table:table-cell>
          <table:table-cell office:value-type="float" office:value="0.40000000000000036" table:formula="msoxl:=G31-G37" table:style-name="ce10">
            <text:p>0,4</text:p>
          </table:table-cell>
          <table:table-cell office:value-type="percentage" office:value="-3.9603960396039639E-2" table:formula="msoxl:=(G37-G31)/G31" table:style-name="ce20">
            <text:p>-4%</text:p>
          </table:table-cell>
          <table:table-cell table:style-name="ce8"/>
          <table:table-cell table:number-columns-repeated="16370"/>
        </table:table-row>
        <table:table-row table:style-name="ro1">
          <table:table-cell table:number-columns-repeated="4" table:style-name="ce1"/>
          <table:table-cell office:value-type="string" table:style-name="ce8">
            <text:p>EngineV6_analytic</text:p>
          </table:table-cell>
          <table:table-cell office:value-type="float" office:value="9.6" table:style-name="ce8">
            <text:p>9,6</text:p>
          </table:table-cell>
          <table:table-cell office:value-type="float" office:value="10.3" table:style-name="ce8">
            <text:p>10,3</text:p>
          </table:table-cell>
          <table:table-cell office:value-type="float" office:value="9491" table:style-name="ce8">
            <text:p>9491</text:p>
          </table:table-cell>
          <table:table-cell table:style-name="ce1"/>
          <table:table-cell office:value-type="float" office:value="0.59999999999999964" table:formula="msoxl:=F32-F38" table:style-name="ce10">
            <text:p>0,6</text:p>
          </table:table-cell>
          <table:table-cell office:value-type="percentage" office:value="-5.8823529411764677E-2" table:formula="msoxl:=(F38-F32)/F32" table:style-name="ce20">
            <text:p>-6%</text:p>
          </table:table-cell>
          <table:table-cell office:value-type="float" office:value="0.5" table:formula="msoxl:=G32-G38" table:style-name="ce10">
            <text:p>0,5</text:p>
          </table:table-cell>
          <table:table-cell office:value-type="percentage" office:value="-4.6296296296296294E-2" table:formula="msoxl:=(G38-G32)/G32" table:style-name="ce20">
            <text:p>-5%</text:p>
          </table:table-cell>
          <table:table-cell table:style-name="ce8"/>
          <table:table-cell table:number-columns-repeated="16370"/>
        </table:table-row>
        <table:table-row table:number-rows-repeated="1048538" table:style-name="ro1">
          <table:table-cell table:number-columns-repeated="16384"/>
        </table:table-row>
      </table:table>
      <table:table table:name="Chart" table:style-name="ta2">
        <table:table-column table:style-name="co1" table:number-columns-repeated="16384" table:default-cell-style-name="ce1"/>
        <table:table-row table:style-name="ro1">
          <table:table-cell table:style-name="ce1">
            <draw:frame xmlns:presentation="urn:oasis:names:tc:opendocument:xmlns:presentation:1.0" draw:z-index="1" draw:id="id0" draw:style-name="a0" draw:name="Chart 1" svg:x="0.3125in" svg:y="0.15625in" svg:width="12in" svg:height="7.3854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1-11-30T10:31:2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6aac5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Axs0" style:data-style-name="N19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1" style:data-style-name="N0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31.75pt" svg:width="864.0pt" chart:style-name="Crt0">
        <chart:title chart:style-name="CT00">
          <text:p text:style-name="a0" text:class-names="" text:cond-style-name="">OpenModelica Performance Benchmarks</text:p>
        </chart:title>
        <chart:legend svg:x="671.4370078740158pt" svg:y="65.74503937007874pt" chart:style-name="Lgnd"/>
        <chart:plot-area svg:x="11.0pt" svg:y="49.29503937007874pt" svg:width="842.0pt" svg:height="471.4549606299212pt"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checkHumMod</text:p>
              </table:table-cell>
              <table:table-cell office:value-type="string">
                <text:p>checkEngineV6</text:p>
              </table:table-cell>
              <table:table-cell office:value-type="string">
                <text:p>checkEngineV6_analytic</text:p>
              </table:table-cell>
            </table:table-row>
          </table:table-header-rows>
          <table:table-row>
            <table:table-cell office:value-type="float" office:value="40533"/>
            <table:table-cell office:value-type="float" office:value="3914"/>
            <table:table-cell office:value-type="float" office:value="245"/>
            <table:table-cell office:value-type="float" office:value="186"/>
          </table:table-row>
          <table:table-row>
            <table:table-cell office:value-type="float" office:value="40653"/>
            <table:table-cell office:value-type="float" office:value="2535"/>
            <table:table-cell office:value-type="float" office:value="56.4"/>
            <table:table-cell office:value-type="float" office:value="66.7"/>
          </table:table-row>
          <table:table-row>
            <table:table-cell office:value-type="float" office:value="40814"/>
            <table:table-cell office:value-type="float" office:value="554"/>
            <table:table-cell office:value-type="float" office:value="13"/>
            <table:table-cell office:value-type="float" office:value="24"/>
          </table:table-row>
          <table:table-row>
            <table:table-cell office:value-type="float" office:value="40867"/>
            <table:table-cell office:value-type="float" office:value="445"/>
            <table:table-cell office:value-type="float" office:value="10.1"/>
            <table:table-cell office:value-type="float" office:value="10.8"/>
          </table:table-row>
          <table:table-row>
            <table:table-cell office:value-type="float" office:value="40877"/>
            <table:table-cell office:value-type="float" office:value="48.5"/>
            <table:table-cell office:value-type="float" office:value="9.6999999999999993"/>
            <table:table-cell office:value-type="float" office:value="10.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